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font-weight="bold" officeooo:rsid="0014e74c" officeooo:paragraph-rsid="0014e74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064c55" officeooo:paragraph-rsid="00064c5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064c55"/>
    </style:style>
    <style:style style:name="P4" style:family="paragraph" style:parent-style-name="Standard">
      <style:paragraph-properties fo:text-align="justify" style:justify-single-word="false"/>
      <style:text-properties officeooo:rsid="000e53d0" officeooo:paragraph-rsid="000e53d0"/>
    </style:style>
    <style:style style:name="P5" style:family="paragraph" style:parent-style-name="Standard">
      <style:paragraph-properties fo:text-align="justify" style:justify-single-word="false"/>
      <style:text-properties officeooo:rsid="00133222" officeooo:paragraph-rsid="00133222"/>
    </style:style>
    <style:style style:name="P6" style:family="paragraph" style:parent-style-name="Standard">
      <style:paragraph-properties fo:text-align="justify" style:justify-single-word="false"/>
      <style:text-properties officeooo:rsid="0014e74c" officeooo:paragraph-rsid="0014e74c"/>
    </style:style>
    <style:style style:name="T1" style:family="text">
      <style:text-properties officeooo:rsid="000777ea"/>
    </style:style>
    <style:style style:name="T2" style:family="text">
      <style:text-properties fo:font-size="12pt" fo:font-weight="normal" officeooo:rsid="00064c55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777ea" style:font-size-asian="12pt" style:font-weight-asian="normal" style:font-size-complex="12pt" style:font-weight-complex="normal"/>
    </style:style>
    <style:style style:name="T4" style:family="text">
      <style:text-properties fo:font-style="italic" officeooo:rsid="000777ea" style:font-style-asian="italic" style:font-style-complex="italic"/>
    </style:style>
    <style:style style:name="T5" style:family="text">
      <style:text-properties fo:font-style="italic" officeooo:rsid="000d2271" style:font-style-asian="italic" style:font-style-complex="italic"/>
    </style:style>
    <style:style style:name="T6" style:family="text">
      <style:text-properties fo:font-style="italic" officeooo:rsid="000f8264" style:font-style-asian="italic" style:font-style-complex="italic"/>
    </style:style>
    <style:style style:name="T7" style:family="text">
      <style:text-properties fo:font-style="italic" fo:font-weight="bold" officeooo:rsid="000d2271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f8264" style:font-style-asian="italic" style:font-weight-asian="bold" style:font-style-complex="italic" style:font-weight-complex="bold"/>
    </style:style>
    <style:style style:name="T9" style:family="text">
      <style:text-properties officeooo:rsid="000d2271"/>
    </style:style>
    <style:style style:name="T10" style:family="text">
      <style:text-properties fo:font-weight="bold" officeooo:rsid="000d2271" style:font-weight-asian="bold" style:font-weight-complex="bold"/>
    </style:style>
    <style:style style:name="T11" style:family="text">
      <style:text-properties fo:font-weight="bold" officeooo:rsid="000f8264" style:font-weight-asian="bold" style:font-weight-complex="bold"/>
    </style:style>
    <style:style style:name="T12" style:family="text">
      <style:text-properties officeooo:rsid="000f8264"/>
    </style:style>
    <style:style style:name="T13" style:family="text">
      <style:text-properties officeooo:rsid="00134b0d"/>
    </style:style>
    <style:style style:name="T14" style:family="text">
      <style:text-properties officeooo:rsid="0014e74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O AS COISAS FUNCIONAM: ROTEADORES CLICK</text:p>
      <text:p text:style-name="P2"/>
      <text:p text:style-name="P3"><text:span text:style-name="T2"><text:tab/>Com a intenção de diminuir custos de implantação e operação de equipamentos de redes </text:span><text:span text:style-name="T3">de computadores</text:span><text:span text:style-name="T2">, </text:span>Robert Morris, Eddie Kohler <text:span text:style-name="T1">e sua equipe do Laboratório de Ciências da Computação do Instituto Tecnológico de Massachusetts – MIT, em 1999, propuseram e desenvolveram uma plataforma em hardware geral para permitir o desenvolvimento <text:s/>de funções de rede sob demanda, e sem as limitações corriqueiramente impostas pelos fabricantes de soluções em redes. Com o nome de Click, seu projeto é alimentado até hoje com melhorias, tendo esse esforço justificativa no </text:span><text:span text:style-name="T4">boom</text:span><text:span text:style-name="T1"> causado pelo paradigma da Virtualização de Funções de Redes – NFV, surgido em 2012 após um grupo de trabalho do Instituto de Padrões Tecnológicos Europeu – ETSI visando aumento de escala e a economia de dados. Desde 2014, existe um projeto tocado pela NEC em parceria com a Universidade Politécnica de Bucareste, sobre a construção de uma plataforma NFV utilizando Click, cujo nome é ClickOS.</text:span></text:p>
      <text:p text:style-name="P3"/>
      <text:p text:style-name="P3"><text:tab/><text:span text:style-name="T9">Voltando ao Click, seu funcionamento se dá pela cópia de pacotes recebidos nos </text:span><text:span text:style-name="T5">buffers</text:span><text:span text:style-name="T9"> dos dispositivos de rede. Ele possui dois modos de uso, é possível separar ambos por desempenho e programabilidade. No modo </text:span><text:span text:style-name="T10">usuário</text:span><text:span text:style-name="T9"> (</text:span><text:span text:style-name="T5">userspace</text:span><text:span text:style-name="T9"> do Linux), o desempenho é ruim, no entanto a interação com o desenvolvedor é possível. Já no modo </text:span><text:span text:style-name="T7">kernel</text:span><text:span text:style-name="T9"> (</text:span><text:span text:style-name="T5">kernelspace</text:span><text:span text:style-name="T9"> do Linux), no geral, o desempenho é bem próximo daquele visto em soluções tradicionais do mercado, mas o uso desse modo para programar é uma tarefa árdua. Em ambos, após a cópia o processamento é efetuado e os pacotes são devolvidos no </text:span><text:span text:style-name="T5">buffer</text:span><text:span text:style-name="T9"> de saída dos dispositivos.</text:span></text:p>
      <text:p text:style-name="P3"/>
      <text:p text:style-name="P4"><text:tab/>Uma vez em posse dos pacotes, Click faz uso de um bom trunfo: <text:span text:style-name="T12">modularização. Sim, não há escapatória. Se há algo que faz dessa plataforma atrativa é a facilidade em tornar o problema compreensível diretamente no código, omitindo o código fonte. A ferramenta feita em C++ trabalha baseada no fluxo de pacotes e a passagem desse pelos diversos </text:span><text:span text:style-name="T11">elementos</text:span><text:span text:style-name="T12"> e </text:span><text:span text:style-name="T11">filas</text:span><text:span text:style-name="T12"> que uma implementação pode dispor. Ignorando as regras mais detalhadas, elementos se assemelham comandos, que executam uma tarefa nos moldes de uma </text:span><text:span text:style-name="T6">Request For Comments</text:span><text:span text:style-name="T12"> – RFC, ou para garantir resiliência da ferramenta. Ou seja, uma unidade de um elemento carrega apenas o encaixe determinado por um padrão ou protocolo. Já as filas são usadas para controle de fluxo. Elas são o elo entre o fluxo que chega por métodos </text:span><text:span text:style-name="T8">push</text:span><text:span text:style-name="T12"> e aquele que sai por métodos </text:span><text:span text:style-name="T8">pull</text:span><text:span text:style-name="T12">. A explicação para sua existência está na forma como algumas redes de computadores são definidas. Os </text:span><text:span text:style-name="T6">buffers</text:span><text:span text:style-name="T12"> de saída não podem receber dados quando estão cheios, o que ocorre devido ao uso completo da banda de transmissão, por exemplo. Comprometer os dados destes </text:span><text:span text:style-name="T6">buffers</text:span><text:span text:style-name="T12"> com fluxo em excesso representa problemas para o dono do pacote presente no </text:span><text:span text:style-name="T6">buffer</text:span><text:span text:style-name="T12"> e para aquele que o sobrescreveu. Para isso, Click processa os pacotes conforme chegada (método </text:span><text:span text:style-name="T6">push</text:span><text:span text:style-name="T12">), e nos momentos que antecedem a entrega do pacote ao dispositivo de rede, os armazena em filas, de onde são retirados quando o dispositivo notifica espaço disponível (método </text:span><text:span text:style-name="T6">pull</text:span><text:span text:style-name="T12">).</text:span></text:p>
      <text:p text:style-name="P4"/>
      <text:p text:style-name="P5"><text:tab/>Sim, Click é <text:span text:style-name="T14">aberto</text:span> e permite a programação de novos elementos, ou a modificação dos antigos para alguma otimização. Nesse ponto, Click <text:span text:style-name="T13">possui uma grande biblioteca com diversas classes e suas funções, tudo online para </text:span><text:a xlink:type="simple" xlink:href="http://www.read.cs.ucla.edu/click/doxygen/" text:style-name="Internet_20_link" text:visited-style-name="Visited_20_Internet_20_Link"><text:span text:style-name="T13">consulta</text:span></text:a><text:span text:style-name="T13">. Para o desenvolvimento, sugiro iniciar por </text:span><text:a xlink:type="simple" xlink:href="https://alan-mushi.github.io/2015/09/15/Click-Modular-Router-tutorial-intro.html" text:style-name="Internet_20_link" text:visited-style-name="Visited_20_Internet_20_Link"><text:span text:style-name="T13">aqui</text:span></text:a><text:span text:style-name="T13">.</text:span></text:p>
      <text:p text:style-name="P5"/>
      <text:list xml:id="list8339860423653062256" text:style-name="L1">
        <text:list-item>
          <text:p text:style-name="P1">INSTALAÇÃO</text:p>
        </text:list-item>
      </text:list>
      <text:p text:style-name="P6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08:56:17.478393449</meta:creation-date>
    <dc:date>2017-09-25T11:35:53.562688888</dc:date>
    <meta:editing-duration>PT12M11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7" meta:word-count="544" meta:character-count="3365" meta:non-whitespace-character-count="2818"/>
  </office:meta>
</office:document-meta>
</file>